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11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4.927cm"/>
    </style:style>
    <style:style style:name="co5" style:family="table-column">
      <style:table-column-properties fo:break-before="auto" style:column-width="8.576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3.607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table:style-name="ce1" office:value-type="string">
            <text:p>Manufacturer Part Number</text:p>
          </table:table-cell>
          <table:table-cell table:style-name="ce1" office:value-type="string">
            <text:p>Manufacturer Name</text:p>
          </table:table-cell>
          <table:table-cell table:style-name="ce1" office:value-type="string">
            <text:p>Vendor ID</text:p>
          </table:table-cell>
          <table:table-cell table:style-name="ce1" office:value-type="string">
            <text:p>Vendor 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-1</text:p>
          </table:table-cell>
          <table:table-cell table:style-name="ce1" office:value-type="string">
            <text:p>Qty-5</text:p>
          </table:table-cell>
          <table:table-cell table:style-name="ce1" office:value-type="string">
            <text:p>Qty-25</text:p>
          </table:table-cell>
          <table:table-cell table:style-name="ce1" office:value-type="string">
            <text:p>Part References</text:p>
          </table:table-cell>
          <table:table-cell table:style-name="ce1" office:value-type="string">
            <text:p>Value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ANT-2.4-USP</text:p>
          </table:table-cell>
          <table:table-cell office:value-type="string">
            <text:p>Linx</text:p>
          </table:table-cell>
          <table:table-cell office:value-type="string">
            <text:p>DK</text:p>
          </table:table-cell>
          <table:table-cell office:value-type="string">
            <text:p>ANT-2.4-USP-ND</text:p>
          </table:table-cell>
          <table:table-cell office:value-type="string">
            <text:p>2.4GHZ CHIP ANTENN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NT1</text:p>
          </table:table-cell>
          <table:table-cell table:number-columns-repeated="1015"/>
        </table:table-row>
        <table:table-row table:style-name="ro2">
          <table:table-cell office:value-type="string">
            <text:p>ANT-433-SP</text:p>
          </table:table-cell>
          <table:table-cell office:value-type="string">
            <text:p>Linx</text:p>
          </table:table-cell>
          <table:table-cell office:value-type="string">
            <text:p>DK</text:p>
          </table:table-cell>
          <table:table-cell office:value-type="string">
            <text:p>ANT-433-SP-ND</text:p>
          </table:table-cell>
          <table:table-cell office:value-type="string">
            <text:p>ANTENNA 433MHZ PLANAR (SMT)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NT2</text:p>
          </table:table-cell>
          <table:table-cell table:number-columns-repeated="1015"/>
        </table:table-row>
        <table:table-row table:style-name="ro2">
          <table:table-cell office:value-type="string">
            <text:p>ANT-868-SP</text:p>
          </table:table-cell>
          <table:table-cell office:value-type="string">
            <text:p>Linx</text:p>
          </table:table-cell>
          <table:table-cell office:value-type="string">
            <text:p>DK</text:p>
          </table:table-cell>
          <table:table-cell office:value-type="string">
            <text:p>ANT-868-SP-ND</text:p>
          </table:table-cell>
          <table:table-cell office:value-type="string">
            <text:p>ANTENNA 868MHZ PLANAR (SMT)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ANT3</text:p>
          </table:table-cell>
          <table:table-cell table:number-columns-repeated="1015"/>
        </table:table-row>
        <table:table-row table:style-name="ro2">
          <table:table-cell office:value-type="string">
            <text:p>BAS16HT1G</text:p>
          </table:table-cell>
          <table:table-cell office:value-type="string">
            <text:p>Fairchild</text:p>
          </table:table-cell>
          <table:table-cell office:value-type="string">
            <text:p>DK</text:p>
          </table:table-cell>
          <table:table-cell office:value-type="string">
            <text:p>BAS16HT1GCT-ND</text:p>
          </table:table-cell>
          <table:table-cell office:value-type="string">
            <text:p>DIODE SMALL SIG 85V 0.2A SOD3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D3, D4</text:p>
          </table:table-cell>
          <table:table-cell table:number-columns-repeated="1015"/>
        </table:table-row>
        <table:table-row table:style-name="ro2">
          <table:table-cell office:value-type="string">
            <text:p>BAS70-G</text:p>
          </table:table-cell>
          <table:table-cell office:value-type="string">
            <text:p>Comchip</text:p>
          </table:table-cell>
          <table:table-cell office:value-type="string">
            <text:p>DK</text:p>
          </table:table-cell>
          <table:table-cell office:value-type="string">
            <text:p>641-1318-1-ND</text:p>
          </table:table-cell>
          <table:table-cell office:value-type="string">
            <text:p>DIODE SCHOTTKY 70V 0.07A SOT23-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2">
          <table:table-cell office:value-type="string">
            <text:p>LG R971-KN-1</text:p>
          </table:table-cell>
          <table:table-cell office:value-type="string">
            <text:p>OSRAM</text:p>
          </table:table-cell>
          <table:table-cell office:value-type="string">
            <text:p>DK</text:p>
          </table:table-cell>
          <table:table-cell office:value-type="string">
            <text:p>475-1410-1-ND</text:p>
          </table:table-cell>
          <table:table-cell office:value-type="string">
            <text:p>LED CHIPLED 570NM GREEN 0805 SM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LED3, LED7</text:p>
          </table:table-cell>
          <table:table-cell table:number-columns-repeated="1015"/>
        </table:table-row>
        <table:table-row table:style-name="ro2">
          <table:table-cell office:value-type="string">
            <text:p>LH R974-LP-1</text:p>
          </table:table-cell>
          <table:table-cell office:value-type="string">
            <text:p>OSRAM</text:p>
          </table:table-cell>
          <table:table-cell office:value-type="string">
            <text:p>DK</text:p>
          </table:table-cell>
          <table:table-cell office:value-type="string">
            <text:p>475-1415-1-ND</text:p>
          </table:table-cell>
          <table:table-cell office:value-type="string">
            <text:p>LED CHIPLED 645NM RED DIFF 080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LED1, LED5, LED8</text:p>
          </table:table-cell>
          <table:table-cell table:number-columns-repeated="1015"/>
        </table:table-row>
        <table:table-row table:style-name="ro2">
          <table:table-cell office:value-type="string">
            <text:p>LY R976-PS-36</text:p>
          </table:table-cell>
          <table:table-cell office:value-type="string">
            <text:p>OSRAM</text:p>
          </table:table-cell>
          <table:table-cell office:value-type="string">
            <text:p>DK</text:p>
          </table:table-cell>
          <table:table-cell office:value-type="string">
            <text:p>475-2560-1-ND</text:p>
          </table:table-cell>
          <table:table-cell office:value-type="string">
            <text:p>LED CHIPLED 588NM YLW 0805 SM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LED2, LED4, LED6</text:p>
          </table:table-cell>
          <table:table-cell table:number-columns-repeated="1015"/>
        </table:table-row>
        <table:table-row table:style-name="ro2">
          <table:table-cell office:value-type="string">
            <text:p>TL3315NF160Q</text:p>
          </table:table-cell>
          <table:table-cell office:value-type="string">
            <text:p>E-Switch</text:p>
          </table:table-cell>
          <table:table-cell office:value-type="string">
            <text:p>DK</text:p>
          </table:table-cell>
          <table:table-cell office:value-type="string">
            <text:p>EG4621CT-ND</text:p>
          </table:table-cell>
          <table:table-cell office:value-type="string">
            <text:p>SWITCH TACTILE SPST-NO 0.05A 15V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S1, S2, S3, S4</text:p>
          </table:table-cell>
          <table:table-cell table:number-columns-repeated="1015"/>
        </table:table-row>
        <table:table-row table:style-name="ro2">
          <table:table-cell office:value-type="string">
            <text:p>TSAL5300</text:p>
          </table:table-cell>
          <table:table-cell office:value-type="string">
            <text:p>Vishay</text:p>
          </table:table-cell>
          <table:table-cell office:value-type="string">
            <text:p>DK</text:p>
          </table:table-cell>
          <table:table-cell office:value-type="string">
            <text:p>751-1202-ND</text:p>
          </table:table-cell>
          <table:table-cell office:value-type="string">
            <text:p>EMITTER IR 5MM HI EFF 940N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LED9, LED10</text:p>
          </table:table-cell>
          <table:table-cell table:number-columns-repeated="1015"/>
        </table:table-row>
        <table:table-row table:style-name="ro2">
          <table:table-cell office:value-type="string">
            <text:p>C1608X7R1C224K080AC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1318-1-ND</text:p>
          </table:table-cell>
          <table:table-cell office:value-type="string">
            <text:p>CAP CER 0.22UF 16V 10% X7R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8, C26</text:p>
          </table:table-cell>
          <table:table-cell office:value-type="string">
            <text:p>0.22uF</text:p>
          </table:table-cell>
          <table:table-cell table:number-columns-repeated="1014"/>
        </table:table-row>
        <table:table-row table:style-name="ro2">
          <table:table-cell office:value-type="string">
            <text:p>ERJ-14YJ1R5U</text:p>
          </table:table-cell>
          <table:table-cell office:value-type="string">
            <text:p>Panasonic</text:p>
          </table:table-cell>
          <table:table-cell office:value-type="string">
            <text:p>DK</text:p>
          </table:table-cell>
          <table:table-cell office:value-type="string">
            <text:p>P1.5VCT-ND</text:p>
          </table:table-cell>
          <table:table-cell office:value-type="string">
            <text:p>RES 1.5 OHM 1/2W 5% 1210 SM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26</text:p>
          </table:table-cell>
          <table:table-cell office:value-type="string">
            <text:p>1R5</text:p>
          </table:table-cell>
          <table:table-cell table:number-columns-repeated="1014"/>
        </table:table-row>
        <table:table-row table:style-name="ro2">
          <table:table-cell office:value-type="string">
            <text:p>RMCF0603FT1K0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1K00CT-ND</text:p>
          </table:table-cell>
          <table:table-cell office:value-type="string">
            <text:p>RES 1K OHM 1/10W 1% 06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27</text:p>
          </table:table-cell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string">
            <text:p>RMCF0603FT1K5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1K50CT-ND</text:p>
          </table:table-cell>
          <table:table-cell office:value-type="string">
            <text:p>RES 1.5K OHM 1/10W 1%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9, R22</text:p>
          </table:table-cell>
          <table:table-cell office:value-type="string">
            <text:p>1k5</text:p>
          </table:table-cell>
          <table:table-cell table:number-columns-repeated="1014"/>
        </table:table-row>
        <table:table-row table:style-name="ro2">
          <table:table-cell office:value-type="string">
            <text:p>RMCF0603FT4K7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4K70CT-ND</text:p>
          </table:table-cell>
          <table:table-cell office:value-type="string">
            <text:p>RES 4.7K OHM 1/10W 1% 060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29, R30, R36, R37</text:p>
          </table:table-cell>
          <table:table-cell office:value-type="string">
            <text:p>4k7</text:p>
          </table:table-cell>
          <table:table-cell table:number-columns-repeated="1014"/>
        </table:table-row>
        <table:table-row table:style-name="ro2">
          <table:table-cell office:value-type="string">
            <text:p>C2012Y5V0J106Z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1372-1-ND</text:p>
          </table:table-cell>
          <table:table-cell office:value-type="string">
            <text:p>CAP CER 10UF 6.3V Y5V 080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C1, C8, C9, C21, C27, C29, C33</text:p>
          </table:table-cell>
          <table:table-cell office:value-type="string">
            <text:p>10ÂµF</text:p>
          </table:table-cell>
          <table:table-cell table:number-columns-repeated="1014"/>
        </table:table-row>
        <table:table-row table:style-name="ro2">
          <table:table-cell office:value-type="string">
            <text:p>MLF1608E100M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6245-1-ND</text:p>
          </table:table-cell>
          <table:table-cell office:value-type="string">
            <text:p>Coil 10uH SM06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1</text:p>
          </table:table-cell>
          <table:table-cell office:value-type="string">
            <text:p>10ÂµH</text:p>
          </table:table-cell>
          <table:table-cell table:number-columns-repeated="1014"/>
        </table:table-row>
        <table:table-row table:style-name="ro2">
          <table:table-cell office:value-type="string">
            <text:p>RMCF0603FT10K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10K0CT-ND</text:p>
          </table:table-cell>
          <table:table-cell office:value-type="string">
            <text:p>RES 10K OHM 1/10W 1% 060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R10, R12, R14, R16, R24, R28, R32, R34, R35, R38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string">
            <text:p>ECS-120-20-3X-TR</text:p>
          </table:table-cell>
          <table:table-cell office:value-type="string">
            <text:p>ECS Inc</text:p>
          </table:table-cell>
          <table:table-cell office:value-type="string">
            <text:p>DK</text:p>
          </table:table-cell>
          <table:table-cell office:value-type="string">
            <text:p>XC1770CT-ND</text:p>
          </table:table-cell>
          <table:table-cell office:value-type="string">
            <text:p>CRYSTAL 12.00000MHZ 20PF SM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Q2</text:p>
          </table:table-cell>
          <table:table-cell office:value-type="string">
            <text:p>12MHz</text:p>
          </table:table-cell>
          <table:table-cell table:number-columns-repeated="1014"/>
        </table:table-row>
        <table:table-row table:style-name="ro2">
          <table:table-cell office:value-type="string">
            <text:p>RMCF0603FT20K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20K0CT-ND</text:p>
          </table:table-cell>
          <table:table-cell office:value-type="string">
            <text:p>RES 20K OHM 1/10W 1%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33, R39</text:p>
          </table:table-cell>
          <table:table-cell office:value-type="string">
            <text:p>20k</text:p>
          </table:table-cell>
          <table:table-cell table:number-columns-repeated="1014"/>
        </table:table-row>
        <table:table-row table:style-name="ro2">
          <table:table-cell office:value-type="string">
            <text:p>C0603C220J5GACTU</text:p>
          </table:table-cell>
          <table:table-cell office:value-type="string">
            <text:p>Kemet</text:p>
          </table:table-cell>
          <table:table-cell office:value-type="string">
            <text:p>DK</text:p>
          </table:table-cell>
          <table:table-cell office:value-type="string">
            <text:p>399-1053-1-ND</text:p>
          </table:table-cell>
          <table:table-cell office:value-type="string">
            <text:p>CAP CER 22PF 50V 5% NP0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3, C4</text:p>
          </table:table-cell>
          <table:table-cell office:value-type="string">
            <text:p>22pF</text:p>
          </table:table-cell>
          <table:table-cell table:number-columns-repeated="1014"/>
        </table:table-row>
        <table:table-row table:style-name="ro2">
          <table:table-cell office:value-type="string">
            <text:p>ABS10-32.768KHZ-T</text:p>
          </table:table-cell>
          <table:table-cell office:value-type="string">
            <text:p>Abracon</text:p>
          </table:table-cell>
          <table:table-cell office:value-type="string">
            <text:p>DK</text:p>
          </table:table-cell>
          <table:table-cell office:value-type="string">
            <text:p>535-9536-1-ND</text:p>
          </table:table-cell>
          <table:table-cell office:value-type="string">
            <text:p>CRYSTAL 32.768KHZ 12.5PF SM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Q1</text:p>
          </table:table-cell>
          <table:table-cell office:value-type="string">
            <text:p>32.768kHz</text:p>
          </table:table-cell>
          <table:table-cell table:number-columns-repeated="1014"/>
        </table:table-row>
        <table:table-row table:style-name="ro2">
          <table:table-cell office:value-type="string">
            <text:p>RMCF0603FT33R0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33R0CT-ND</text:p>
          </table:table-cell>
          <table:table-cell office:value-type="string">
            <text:p>RES 33 OHM 1/10W 1%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20, R21</text:p>
          </table:table-cell>
          <table:table-cell office:value-type="string">
            <text:p>33R</text:p>
          </table:table-cell>
          <table:table-cell table:number-columns-repeated="1014"/>
        </table:table-row>
        <table:table-row table:style-name="ro2">
          <table:table-cell office:value-type="string">
            <text:p>C1608C0G1H390J080AA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1276-1-ND</text:p>
          </table:table-cell>
          <table:table-cell office:value-type="string">
            <text:p>CAP CER 39PF 50V 5% NP0 060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5, C6</text:p>
          </table:table-cell>
          <table:table-cell office:value-type="string">
            <text:p>39pF</text:p>
          </table:table-cell>
          <table:table-cell table:number-columns-repeated="1014"/>
        </table:table-row>
        <table:table-row table:style-name="ro2">
          <table:table-cell office:value-type="string">
            <text:p>RMCF0603FT100R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100RCT-ND</text:p>
          </table:table-cell>
          <table:table-cell office:value-type="string">
            <text:p>RES 100 OHM 1/10W 1% 060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11, R13, R15, R17</text:p>
          </table:table-cell>
          <table:table-cell office:value-type="string">
            <text:p>100R</text:p>
          </table:table-cell>
          <table:table-cell table:number-columns-repeated="1014"/>
        </table:table-row>
        <table:table-row table:style-name="ro2">
          <table:table-cell office:value-type="string">
            <text:p>C1608X7R1E104K080AA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1316-1-ND</text:p>
          </table:table-cell>
          <table:table-cell office:value-type="string">
            <text:p>CAP CER 0.1UF 25V 10% X7R 0603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string">
            <text:p>C2, C10, C12, C13, C14, C15, C16, C17, C23, C25, C28, C30, C31, C32, C34, C35</text:p>
          </table:table-cell>
          <table:table-cell office:value-type="string">
            <text:p>100nF</text:p>
          </table:table-cell>
          <table:table-cell table:number-columns-repeated="1014"/>
        </table:table-row>
        <table:table-row table:style-name="ro2">
          <table:table-cell office:value-type="string">
            <text:p>AVE227M10E16T-F</text:p>
          </table:table-cell>
          <table:table-cell office:value-type="string">
            <text:p>Cornell</text:p>
          </table:table-cell>
          <table:table-cell office:value-type="string">
            <text:p>DK</text:p>
          </table:table-cell>
          <table:table-cell office:value-type="string">
            <text:p>338-1789-1-ND</text:p>
          </table:table-cell>
          <table:table-cell office:value-type="string">
            <text:p>CAP ALUM 220UF 10V 20% SM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C19, C20, C22, C24</text:p>
          </table:table-cell>
          <table:table-cell office:value-type="string">
            <text:p>220ÂµF</text:p>
          </table:table-cell>
          <table:table-cell table:number-columns-repeated="1014"/>
        </table:table-row>
        <table:table-row table:style-name="ro2">
          <table:table-cell office:value-type="string">
            <text:p>C1608X7R1C224K080AC</text:p>
          </table:table-cell>
          <table:table-cell office:value-type="string">
            <text:p>TDK</text:p>
          </table:table-cell>
          <table:table-cell office:value-type="string">
            <text:p>DK</text:p>
          </table:table-cell>
          <table:table-cell office:value-type="string">
            <text:p>445-1318-1-ND</text:p>
          </table:table-cell>
          <table:table-cell office:value-type="string">
            <text:p>CAP CER 0.22UF 16V 10% X7R 06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7</text:p>
          </table:table-cell>
          <table:table-cell office:value-type="string">
            <text:p>220ÂµF</text:p>
          </table:table-cell>
          <table:table-cell table:number-columns-repeated="1014"/>
        </table:table-row>
        <table:table-row table:style-name="ro2">
          <table:table-cell office:value-type="string">
            <text:p>DCK-3R3E224U-E</text:p>
          </table:table-cell>
          <table:table-cell office:value-type="string">
            <text:p>Elna</text:p>
          </table:table-cell>
          <table:table-cell office:value-type="string">
            <text:p>DK</text:p>
          </table:table-cell>
          <table:table-cell office:value-type="string">
            <text:p>604-1007-ND</text:p>
          </table:table-cell>
          <table:table-cell office:value-type="string">
            <text:p>CAP SUPER 0.22F 3.3V COIN SM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1</text:p>
          </table:table-cell>
          <table:table-cell office:value-type="string">
            <text:p>220mF</text:p>
          </table:table-cell>
          <table:table-cell table:number-columns-repeated="1014"/>
        </table:table-row>
        <table:table-row table:style-name="ro2">
          <table:table-cell office:value-type="string">
            <text:p>RMCF0603FT330R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330RCT-ND</text:p>
          </table:table-cell>
          <table:table-cell office:value-type="string">
            <text:p>RES 330 OHM 1/10W 1% 060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R1, R2, R3, R4, R5, R6, R7, R8, R9, R18</text:p>
          </table:table-cell>
          <table:table-cell office:value-type="string">
            <text:p>330R</text:p>
          </table:table-cell>
          <table:table-cell table:number-columns-repeated="1014"/>
        </table:table-row>
        <table:table-row table:style-name="ro2">
          <table:table-cell office:value-type="string">
            <text:p>RMCF0603FT390R</text:p>
          </table:table-cell>
          <table:table-cell office:value-type="string">
            <text:p>Stackpole</text:p>
          </table:table-cell>
          <table:table-cell office:value-type="string">
            <text:p>DK</text:p>
          </table:table-cell>
          <table:table-cell office:value-type="string">
            <text:p>RMCF0603FT390RCT-ND</text:p>
          </table:table-cell>
          <table:table-cell office:value-type="string">
            <text:p>RES 390 OHM 1/10W 1% 060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R23, R25, R31</text:p>
          </table:table-cell>
          <table:table-cell office:value-type="string">
            <text:p>390R</text:p>
          </table:table-cell>
          <table:table-cell table:number-columns-repeated="1014"/>
        </table:table-row>
        <table:table-row table:style-name="ro2">
          <table:table-cell office:value-type="string">
            <text:p>AC-RX2</text:p>
          </table:table-cell>
          <table:table-cell office:value-type="string">
            <text:p>AUREL</text:p>
          </table:table-cell>
          <table:table-cell office:value-type="string">
            <text:p>Farnell</text:p>
          </table:table-cell>
          <table:table-cell office:value-type="float" office:value="1699486">
            <text:p>1699486</text:p>
          </table:table-cell>
          <table:table-cell office:value-type="string">
            <text:p>MODUL RECEIVER 433MHZ AM SUPEREG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F4</text:p>
          </table:table-cell>
          <table:table-cell office:value-type="string">
            <text:p>AUREL_AC-RX2</text:p>
          </table:table-cell>
          <table:table-cell table:number-columns-repeated="1014"/>
        </table:table-row>
        <table:table-row table:style-name="ro2">
          <table:table-cell office:value-type="string">
            <text:p>BAS 21U E6327</text:p>
          </table:table-cell>
          <table:table-cell office:value-type="string">
            <text:p>Infineon</text:p>
          </table:table-cell>
          <table:table-cell office:value-type="string">
            <text:p>DK</text:p>
          </table:table-cell>
          <table:table-cell office:value-type="string">
            <text:p>BAS21UE6327INDKR-ND</text:p>
          </table:table-cell>
          <table:table-cell office:value-type="string">
            <text:p>Tripple BAS21U Diodes SC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BAS21UE6327</text:p>
          </table:table-cell>
          <table:table-cell table:number-columns-repeated="1014"/>
        </table:table-row>
        <table:table-row table:style-name="ro2">
          <table:table-cell office:value-type="string">
            <text:p>BC817-40-7-F</text:p>
          </table:table-cell>
          <table:table-cell office:value-type="string">
            <text:p>Diodes Inc</text:p>
          </table:table-cell>
          <table:table-cell office:value-type="string">
            <text:p>DK</text:p>
          </table:table-cell>
          <table:table-cell office:value-type="string">
            <text:p>BC817-40FDICT-ND</text:p>
          </table:table-cell>
          <table:table-cell office:value-type="string">
            <text:p>TRANSISTOR NPN 45V SOT23-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4, T5, T7</text:p>
          </table:table-cell>
          <table:table-cell office:value-type="string">
            <text:p>BC817-40</text:p>
          </table:table-cell>
          <table:table-cell table:number-columns-repeated="1014"/>
        </table:table-row>
        <table:table-row table:style-name="ro2">
          <table:table-cell office:value-type="string">
            <text:p>BC857ALT1G</text:p>
          </table:table-cell>
          <table:table-cell office:value-type="string">
            <text:p>ON Semi</text:p>
          </table:table-cell>
          <table:table-cell office:value-type="string">
            <text:p>DK</text:p>
          </table:table-cell>
          <table:table-cell office:value-type="string">
            <text:p>BC857ALT1GOSCT-ND</text:p>
          </table:table-cell>
          <table:table-cell office:value-type="string">
            <text:p>TRANS PNP GP 45V 100MA SOT-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6, T8</text:p>
          </table:table-cell>
          <table:table-cell office:value-type="string">
            <text:p>BC857ALT1</text:p>
          </table:table-cell>
          <table:table-cell table:number-columns-repeated="1014"/>
        </table:table-row>
        <table:table-row table:style-name="ro2">
          <table:table-cell office:value-type="string">
            <text:p>GRPB052VWQS-RC</text:p>
          </table:table-cell>
          <table:table-cell office:value-type="string">
            <text:p>Sullins</text:p>
          </table:table-cell>
          <table:table-cell office:value-type="string">
            <text:p>DK</text:p>
          </table:table-cell>
          <table:table-cell office:value-type="string">
            <text:p>S9012E-05-ND</text:p>
          </table:table-cell>
          <table:table-cell office:value-type="string">
            <text:p>CONN HEADER .050" 10PS DL SMD AU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X3</text:p>
          </table:table-cell>
          <table:table-cell office:value-type="string">
            <text:p>GRPB052VWQS-RC</text:p>
          </table:table-cell>
          <table:table-cell table:number-columns-repeated="1014"/>
        </table:table-row>
        <table:table-row table:style-name="ro2">
          <table:table-cell office:value-type="string">
            <text:p>LPC1758FBD80-551</text:p>
          </table:table-cell>
          <table:table-cell office:value-type="string">
            <text:p>NXP</text:p>
          </table:table-cell>
          <table:table-cell office:value-type="string">
            <text:p>DK</text:p>
          </table:table-cell>
          <table:table-cell office:value-type="string">
            <text:p>568-4792-ND</text:p>
          </table:table-cell>
          <table:table-cell office:value-type="string">
            <text:p>IC ARM CORTEX MCU 512K 80-LQF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IC1</text:p>
          </table:table-cell>
          <table:table-cell office:value-type="string">
            <text:p>LPC1758</text:p>
          </table:table-cell>
          <table:table-cell table:number-columns-repeated="1014"/>
        </table:table-row>
        <table:table-row table:style-name="ro2">
          <table:table-cell office:value-type="string">
            <text:p>10118192-0001LF</text:p>
          </table:table-cell>
          <table:table-cell office:value-type="string">
            <text:p>FCI</text:p>
          </table:table-cell>
          <table:table-cell office:value-type="string">
            <text:p>DK</text:p>
          </table:table-cell>
          <table:table-cell office:value-type="string">
            <text:p>609-4613-1-ND</text:p>
          </table:table-cell>
          <table:table-cell office:value-type="string">
            <text:p>Micro USB 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X6</text:p>
          </table:table-cell>
          <table:table-cell office:value-type="string">
            <text:p>MICRO USB B CON</text:p>
          </table:table-cell>
          <table:table-cell table:number-columns-repeated="1014"/>
        </table:table-row>
        <table:table-row table:style-name="ro2">
          <table:table-cell office:value-type="string">
            <text:p>MMUN2114LT1G</text:p>
          </table:table-cell>
          <table:table-cell office:value-type="string">
            <text:p>ONS</text:p>
          </table:table-cell>
          <table:table-cell office:value-type="string">
            <text:p>DK</text:p>
          </table:table-cell>
          <table:table-cell office:value-type="string">
            <text:p>MMUN2114LT1GOSDKR-ND</text:p>
          </table:table-cell>
          <table:table-cell office:value-type="string">
            <text:p>TRANS BRT PNP SOT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2, T3</text:p>
          </table:table-cell>
          <table:table-cell office:value-type="string">
            <text:p>MUN2114T1</text:p>
          </table:table-cell>
          <table:table-cell table:number-columns-repeated="1014"/>
        </table:table-row>
        <table:table-row table:style-name="ro2">
          <table:table-cell office:value-type="string">
            <text:p>MMUN2214LT1G</text:p>
          </table:table-cell>
          <table:table-cell office:value-type="string">
            <text:p>ONS</text:p>
          </table:table-cell>
          <table:table-cell office:value-type="string">
            <text:p>DK</text:p>
          </table:table-cell>
          <table:table-cell office:value-type="string">
            <text:p>MMUN2214LT1GOSDKR-ND</text:p>
          </table:table-cell>
          <table:table-cell office:value-type="string">
            <text:p>TRANS BRT NPN SOT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1</text:p>
          </table:table-cell>
          <table:table-cell office:value-type="string">
            <text:p>MUN2214T1</text:p>
          </table:table-cell>
          <table:table-cell table:number-columns-repeated="1014"/>
        </table:table-row>
        <table:table-row table:style-name="ro2">
          <table:table-cell office:value-type="string">
            <text:p>QSE159</text:p>
          </table:table-cell>
          <table:table-cell office:value-type="string">
            <text:p>Fairchild</text:p>
          </table:table-cell>
          <table:table-cell office:value-type="string">
            <text:p>DK</text:p>
          </table:table-cell>
          <table:table-cell office:value-type="string">
            <text:p>QSE159-ND</text:p>
          </table:table-cell>
          <table:table-cell office:value-type="string">
            <text:p>IC SENSOR INV OPEN-COLL SIDELOO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X2</text:p>
          </table:table-cell>
          <table:table-cell office:value-type="string">
            <text:p>QSE159</text:p>
          </table:table-cell>
          <table:table-cell table:number-columns-repeated="1014"/>
        </table:table-row>
        <table:table-row table:style-name="ro2">
          <table:table-cell office:value-type="string">
            <text:p>RFM12B-433-S</text:p>
          </table:table-cell>
          <table:table-cell table:number-columns-repeated="2" office:value-type="string">
            <text:p>Pollin</text:p>
          </table:table-cell>
          <table:table-cell office:value-type="string">
            <text:p>810 113</text:p>
          </table:table-cell>
          <table:table-cell office:value-type="string">
            <text:p>Funkmodul RFM12B-433-S Sende-/Empfangsmodu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F2</text:p>
          </table:table-cell>
          <table:table-cell office:value-type="string">
            <text:p>RFM12B</text:p>
          </table:table-cell>
          <table:table-cell table:number-columns-repeated="1014"/>
        </table:table-row>
        <table:table-row table:style-name="ro2">
          <table:table-cell office:value-type="string">
            <text:p>RFM12B-868-S</text:p>
          </table:table-cell>
          <table:table-cell table:number-columns-repeated="2" office:value-type="string">
            <text:p>Pollin</text:p>
          </table:table-cell>
          <table:table-cell office:value-type="string">
            <text:p>810 114</text:p>
          </table:table-cell>
          <table:table-cell office:value-type="string">
            <text:p>Funkmodul RFM12B-868-S Sende-/Empfangsmodu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F3</text:p>
          </table:table-cell>
          <table:table-cell office:value-type="string">
            <text:p>RFM12B</text:p>
          </table:table-cell>
          <table:table-cell table:number-columns-repeated="1014"/>
        </table:table-row>
        <table:table-row table:style-name="ro2">
          <table:table-cell office:value-type="string">
            <text:p>RN171-I/RM</text:p>
          </table:table-cell>
          <table:table-cell office:value-type="string">
            <text:p>Microchip</text:p>
          </table:table-cell>
          <table:table-cell office:value-type="string">
            <text:p>DK</text:p>
          </table:table-cell>
          <table:table-cell office:value-type="string">
            <text:p>740-1042-ND</text:p>
          </table:table-cell>
          <table:table-cell office:value-type="string">
            <text:p>MODULE 802.11B/G 2.4G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F1</text:p>
          </table:table-cell>
          <table:table-cell office:value-type="string">
            <text:p>RN171</text:p>
          </table:table-cell>
          <table:table-cell table:number-columns-repeated="1014"/>
        </table:table-row>
        <table:table-row table:style-name="ro2">
          <table:table-cell office:value-type="string">
            <text:p>SN74LVC373APWR</text:p>
          </table:table-cell>
          <table:table-cell office:value-type="string">
            <text:p>TI</text:p>
          </table:table-cell>
          <table:table-cell office:value-type="string">
            <text:p>DK</text:p>
          </table:table-cell>
          <table:table-cell office:value-type="string">
            <text:p>296-8512-6-ND</text:p>
          </table:table-cell>
          <table:table-cell office:value-type="string">
            <text:p>Octal D-Latch TSSOP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SN74LVC373APW</text:p>
          </table:table-cell>
          <table:table-cell table:number-columns-repeated="1014"/>
        </table:table-row>
        <table:table-row table:style-name="ro2">
          <table:table-cell office:value-type="string">
            <text:p>LD1117S33TR</text:p>
          </table:table-cell>
          <table:table-cell office:value-type="string">
            <text:p>ST</text:p>
          </table:table-cell>
          <table:table-cell office:value-type="string">
            <text:p>DK</text:p>
          </table:table-cell>
          <table:table-cell office:value-type="string">
            <text:p>497-1242-6-ND</text:p>
          </table:table-cell>
          <table:table-cell office:value-type="string">
            <text:p>3.3V LDO TLV1117 SOT223-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2</text:p>
          </table:table-cell>
          <table:table-cell office:value-type="string">
            <text:p>TLV1117-33CDCY</text:p>
          </table:table-cell>
          <table:table-cell table:number-columns-repeated="1014"/>
        </table:table-row>
        <table:table-row table:style-name="ro2">
          <table:table-cell office:value-type="string">
            <text:p>TSOP34838</text:p>
          </table:table-cell>
          <table:table-cell office:value-type="string">
            <text:p>Vishay</text:p>
          </table:table-cell>
          <table:table-cell office:value-type="string">
            <text:p>DK</text:p>
          </table:table-cell>
          <table:table-cell office:value-type="string">
            <text:p>751-1386-5-ND</text:p>
          </table:table-cell>
          <table:table-cell office:value-type="string">
            <text:p>IC IR RCVR MOD 38KHZ DOME AXI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X1</text:p>
          </table:table-cell>
          <table:table-cell office:value-type="string">
            <text:p>TSOP34838</text:p>
          </table:table-cell>
          <table:table-cell table:number-columns-repeated="1014"/>
        </table:table-row>
        <table:table-row table:style-name="ro2">
          <table:table-cell office:value-type="string">
            <text:p>W25Q64FVSFIG</text:p>
          </table:table-cell>
          <table:table-cell office:value-type="string">
            <text:p>Winbond</text:p>
          </table:table-cell>
          <table:table-cell office:value-type="string">
            <text:p>DK</text:p>
          </table:table-cell>
          <table:table-cell office:value-type="string">
            <text:p>W25Q64FVSFIG-ND</text:p>
          </table:table-cell>
          <table:table-cell office:value-type="string">
            <text:p>IC FLASH 64MBIT 104MHZ 16SOI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IC2</text:p>
          </table:table-cell>
          <table:table-cell office:value-type="string">
            <text:p>W25Q64FV</text:p>
          </table:table-cell>
          <table:table-cell table:number-columns-repeated="101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de" number:country="AT">
      <number:text>€ </number:text>
      <number:number number:decimal-places="0" number:min-integer-digits="1" number:grouping="true"/>
    </number:number-style>
    <number:number-style style:name="N10111" number:language="de" number:country="A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2" number:min-integer-digits="1" number:grouping="true"/>
    </number:number-style>
    <number:number-style style:name="N10113" number:language="de" number:country="A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de" number:country="AT">
      <number:text>€ </number:text>
      <number:number number:decimal-places="2" number:min-integer-digits="1" number:grouping="true"/>
    </number:number-style>
    <number:number-style style:name="N10114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7-04T14:54:56</dc:date>
    <meta:editing-cycles>2</meta:editing-cycles>
    <meta:editing-duration>P23DT22H11M8S</meta:editing-duration>
    <meta:document-statistic meta:table-count="1" meta:cell-count="480" meta:object-count="0"/>
    <meta:generator>LibreOffice/3.6$Linux_X86_64 LibreOffice_project/360m1$Build-304</meta:generator>
  </office:meta>
</office:document-meta>
</file>